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128d0f"/>
    </style:style>
    <style:style style:name="P2" style:family="paragraph" style:parent-style-name="Heading_20_1">
      <style:paragraph-properties fo:text-align="justify" style:justify-single-word="false"/>
      <style:text-properties officeooo:rsid="00118677" officeooo:paragraph-rsid="00118677"/>
    </style:style>
    <style:style style:name="P3" style:family="paragraph" style:parent-style-name="Heading_20_1">
      <style:paragraph-properties fo:text-align="justify" style:justify-single-word="false"/>
      <style:text-properties officeooo:paragraph-rsid="00118677"/>
    </style:style>
    <style:style style:name="P4" style:family="paragraph" style:parent-style-name="Heading_20_1">
      <style:text-properties officeooo:rsid="00128d0f" officeooo:paragraph-rsid="00128d0f"/>
    </style:style>
    <style:style style:name="P5" style:family="paragraph" style:parent-style-name="Heading_20_2">
      <style:paragraph-properties fo:text-align="justify" style:justify-single-word="false"/>
      <style:text-properties officeooo:paragraph-rsid="00118677"/>
    </style:style>
    <style:style style:name="P6" style:family="paragraph" style:parent-style-name="Text_20_body">
      <style:paragraph-properties fo:text-align="justify" style:justify-single-word="false"/>
      <style:text-properties officeooo:rsid="00118677" officeooo:paragraph-rsid="00118677"/>
    </style:style>
    <style:style style:name="P7" style:family="paragraph" style:parent-style-name="Text_20_body">
      <style:paragraph-properties fo:text-align="justify" style:justify-single-word="false"/>
      <style:text-properties officeooo:paragraph-rsid="00118677"/>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text-properties style:font-name="Liberation Sans"/>
    </style:style>
    <style:style style:name="P11" style:family="paragraph" style:parent-style-name="Text_20_body">
      <style:text-properties style:font-name="Liberation Sans" officeooo:paragraph-rsid="00128d0f"/>
    </style:style>
    <style:style style:name="P12" style:family="paragraph" style:parent-style-name="Text_20_body">
      <style:text-properties officeooo:paragraph-rsid="00128d0f"/>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itle" style:list-style-name="L1">
      <style:paragraph-properties fo:text-align="justify" style:justify-single-word="false"/>
      <style:text-properties officeooo:paragraph-rsid="00118677"/>
    </style:style>
    <style:style style:name="T1" style:family="text">
      <style:text-properties officeooo:rsid="00118677"/>
    </style:style>
    <style:style style:name="T2" style:family="text">
      <style:text-properties officeooo:rsid="0011d311"/>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Alef" fo:font-size="12pt" fo:font-weight="normal" style:font-size-asian="12pt" style:font-weight-asian="normal" style:font-size-complex="12pt" style:font-weight-complex="normal"/>
    </style:style>
    <style:style style:name="T7" style:family="text">
      <style:text-properties style:font-name="Liberation Sans"/>
    </style:style>
    <style:style style:name="T8" style:family="text">
      <style:text-properties style:font-name="Liberation Sans" fo:font-size="12pt" fo:font-weight="normal" style:font-size-asian="12pt" style:font-weight-asian="normal" style:font-size-complex="12pt" style:font-weight-complex="normal"/>
    </style:style>
    <style:style style:name="T9" style:family="text">
      <style:text-properties style:font-name="Liberation Sans" fo:font-size="12pt" fo:font-weight="normal" officeooo:rsid="0011d311" style:font-size-asian="12pt" style:font-weight-asian="normal" style:font-size-complex="12pt" style:font-weight-complex="normal"/>
    </style:style>
    <style:style style:name="T10" style:family="text">
      <style:text-properties officeooo:rsid="00128d0f"/>
    </style:style>
    <style:style style:name="T11" style:family="text">
      <style:text-properties style:text-position="33% 80%"/>
    </style:style>
    <style:style style:name="T12" style:family="text">
      <style:text-properties style:text-position="33% 80%" style:font-name="Liberation San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48195" text:style-name="L1">
        <text:list-header>
          <text:p text:style-name="P15"><text:span text:style-name="T1"><text:s text:c="6"/></text:span><text:span text:style-name="T2">A</text:span><text:span text:style-name="T1">taques </text:span><text:span text:style-name="T2">DDoS</text:span></text:p>
        </text:list-header>
      </text:list>
      <text:p text:style-name="P6"/>
      <text:h text:style-name="P3" text:outline-level="1"><text:span text:style-name="T2">1. </text:span><text:span text:style-name="T1">Que es </text:span><text:span text:style-name="T2">un ataque DDoS</text:span><text:span text:style-name="T1">?</text:span></text:h>
      <text:h text:style-name="P5" text:outline-level="2"><text:span text:style-name="T1">Definición </text:span><text:span text:style-name="T2">y significado: </text:span><text:span text:style-name="T8">Un ataque de DDoS, o denegación de servicio distribuido, es un intento malintencionado de interrumpir el tráfico en un servidor, servicio o red, abrumando al objetivo o a su infraestructura circundante con una inundación de tráfico de internet.</text:span></text:h>
      <text:p text:style-name="Text_20_body"><text:span text:style-name="T8">Los ataques de DDoS coordinan una gran cantidad de sistemas informáticos comprometidos para crear tráfico atacante. Los equipos abusados incluyen ordenadores y otros recursos con conexión a redes, como dispositivos IoT.</text:span></text:p>
      <text:p text:style-name="P6"/>
      <text:h text:style-name="P2" text:outline-level="1"><text:span text:style-name="T2">2. </text:span><text:span text:style-name="T10">Tipos de ataques DdoS</text:span></text:h>
      <text:p text:style-name="P7"/>
      <text:p text:style-name="P10">Los ataques DDoS varían según la capa de una red informática a la que se dirigen. Algunos ejemplos son:</text:p>
      <text:list xml:id="list3141450433" text:style-name="L2">
        <text:list-item>
          <text:p text:style-name="P9"><text:span text:style-name="Strong_20_Emphasis"><text:span text:style-name="T7">Capa 3, la capa de la red.</text:span></text:span><text:span text:style-name="T7"> Los ataques se conocen como Ataques Pitufo, Inundaciones ICMP y Fragmentación IP/ICMP. </text:span></text:p>
        </text:list-item>
        <text:list-item>
          <text:p text:style-name="P9"><text:span text:style-name="Strong_20_Emphasis"><text:span text:style-name="T7">Capa 4, la capa de transporte.</text:span></text:span><text:span text:style-name="T7"> Los ataques incluyen Inundaciones SYN, Inundaciones UDP y Agotamiento de Conexión TCP. </text:span></text:p>
        </text:list-item>
        <text:list-item>
          <text:p text:style-name="P8"><text:span text:style-name="Strong_20_Emphasis"><text:span text:style-name="T7">Capa 7, la capa de la aplicación.</text:span></text:span><text:span text:style-name="T7"> Principalmente ataques cifrados mediante HTTP.</text:span></text:p>
        </text:list-item>
      </text:list>
      <text:h text:style-name="P4" text:outline-level="1">Recomendaciones y análisis de DdoS</text:h>
      <text:p text:style-name="P12"/>
      <text:p text:style-name="P12"><text:span text:style-name="T7">Los atacantes típicamente se hacen con el control de sistemas usados en ataques de DDoS usando malware enviado por correo electrónico. Colectivamente, estos sistemas comprometidos se conocen como una “Botnet”. Una Botnet (que es una combinación de las palabras “robot” y “network”), va reclutando “Bots” adicionales mediante una variedad de canales diferentes. Una vez que un dispositivo se infecta, puede intentar propagar automáticamente el malware de la Botnet reclutando a otros dispositivos de hardware en la red circundante.</text:span><text:span text:style-name="T12">[6]</text:span></text:p>
      <text:p text:style-name="Text_20_body"><text:span text:style-name="T7">Según el informe Human Factor de 2019 de Proofpoint, más del 99% del malware requiere de algún tipo de interacción con el usuario.</text:span><text:span text:style-name="T12">[7]</text:span><text:span text:style-name="T7"> El correo electrónico es la principal táctica empleada por los atacantes para establecer su acceso.</text:span></text:p>
      <text:p text:style-name="P10">A continuación, le indicamos cómo pueden las organizaciones implementar una protección efectiva contra ataques DDoS:</text:p>
      <text:list xml:id="list2475290930" text:style-name="L3">
        <text:list-item>
          <text:p text:style-name="P14"><text:soft-page-break/><text:span text:style-name="Strong_20_Emphasis"><text:span text:style-name="T7">En primer lugar, deben evitar ser objeto de un ataque DDoS.</text:span></text:span><text:span text:style-name="T7"> Esto suele requerir una combinación de controles de red y servicios de mitigación de DDoS alojados en la nube. </text:span></text:p>
        </text:list-item>
        <text:list-item>
          <text:p text:style-name="P13"><text:span text:style-name="Strong_20_Emphasis"><text:span text:style-name="T7">En segundo lugar, deben evitar convertirse en participantes involuntarios en un ataque de DDoS.</text:span></text:span><text:span text:style-name="T7"> Para evitar que sus sistemas se usen en una Botnet, las organizaciones deben proteger sus propios entornos contra el potencial riesgo de compromiso. La mayoría de los ataques de malware están dirigidos a personas específicas, no a su infraestructura. Este cambio requiere un enfoque centrado en las personas para proteger su propio entorno. </text:span></text:p>
        </text:list-item>
      </text:list>
      <text:p text:style-name="P11"/>
      <text:p text:style-name="P12"/>
      <text:p text:style-name="P12"/>
      <text:p text:style-name="P12"/>
      <text:p text:style-name="P12"/>
      <text:p text:style-name="P10"/>
      <text:p text:style-name="P7"/>
      <text:p text:style-name="P1"><text:span text:style-name="T10">Informacion sacada de: </text:span><text:a xlink:type="simple" xlink:href="https://www.proofpoint.com/es/threat-reference/ddos" text:style-name="Internet_20_link" text:visited-style-name="Visited_20_Internet_20_Link"><text:span text:style-name="T10">proofpoint</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18677"/>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5:05:23.851669237</meta:creation-date>
    <dc:date>2022-08-11T15:32:49.642930637</dc:date>
    <meta:editing-duration>PT5M55S</meta:editing-duration>
    <meta:editing-cycles>1</meta:editing-cycles>
    <meta:document-statistic meta:table-count="0" meta:image-count="0" meta:object-count="0" meta:page-count="2" meta:paragraph-count="16" meta:word-count="395" meta:character-count="2535" meta:non-whitespace-character-count="2151"/>
    <meta:generator>LibreOffice/7.3.1.3$Linux_X86_64 LibreOffice_project/a69ca51ded25f3eefd52d7bf9a5fad8c90b87951</meta:generator>
  </office:meta>
</office:document-meta>
</file>